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5in" fo:margin-left="-0.3083in" table:align="left" style:shadow="none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3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0.8125in"/>
    </style:style>
    <style:style style:name="Table5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597in" fo:border-left="none" fo:border-right="none" fo:border-top="0.05pt solid #000000" fo:border-bottom="0.05pt solid #000000"/>
    </style:style>
    <style:style style:name="Table5.F1" style:family="table-cell">
      <style:table-cell-properties fo:padding="0.0597in" fo:border-left="none" fo:border-right="0.05pt solid #000000" fo:border-top="0.05pt solid #000000" fo:border-bottom="0.05pt solid #000000"/>
    </style:style>
    <style:style style:name="Table5.A2" style:family="table-cell">
      <style:table-cell-properties fo:padding="0in" fo:border="none"/>
    </style:style>
    <style:style style:name="Table5.A3" style:family="table-cell">
      <style:table-cell-properties fo:padding="0.0201in" fo:border="none"/>
    </style:style>
    <style:style style:name="Table5.C5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D5" style:family="table-cell">
      <style:table-cell-properties fo:padding="0.0201in" fo:border-left="none" fo:border-right="none" fo:border-top="0.05pt solid #000000" fo:border-bottom="0.05pt solid #000000"/>
    </style:style>
    <style:style style:name="Table5.F5" style:family="table-cell">
      <style:table-cell-properties fo:padding="0.0201in" fo:border-left="none" fo:border-right="0.05pt solid #000000" fo:border-top="0.05pt solid #000000" fo:border-bottom="0.05pt solid #000000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597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597in" fo:border="0.05pt solid #000000"/>
    </style:style>
    <style:style style:name="Table1.A2" style:family="table-cell">
      <style:table-cell-properties fo:padding="0.0597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597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0pt" fo:font-weight="bold" officeooo:rsid="002e4839" officeooo:paragraph-rsid="001718a1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0pt" fo:font-weight="normal" officeooo:rsid="001bb431" officeooo:paragraph-rsid="002a143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Droid Sans" fo:font-size="10pt" officeooo:rsid="002a1432" officeooo:paragraph-rsid="003cb91d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057f84" officeooo:paragraph-rsid="002a14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" fo:font-size="11pt" fo:font-weight="bold" officeooo:rsid="002a1432" officeooo:paragraph-rsid="002a1432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break-before="page"/>
      <style:text-properties style:font-name="Arial" officeooo:rsid="00057f84" officeooo:paragraph-rsid="002a1432"/>
    </style:style>
    <style:style style:name="P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0pt" fo:language="es" fo:country="ES" style:text-underline-style="none" fo:font-weight="normal" officeooo:rsid="001bb431" officeooo:paragraph-rsid="002ed2d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2a143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" fo:font-size="10pt" fo:language="es" fo:country="ES" style:text-underline-style="none" fo:font-weight="normal" officeooo:rsid="001bb431" officeooo:paragraph-rsid="0036f05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start" style:justify-single-word="false" fo:break-before="page"/>
      <style:text-properties style:font-name="Droid Sans" fo:font-size="9pt" officeooo:rsid="001bb431" officeooo:paragraph-rsid="00381613" style:font-size-asian="9pt" style:font-size-complex="9pt"/>
    </style:style>
    <style:style style:name="P11" style:family="paragraph" style:parent-style-name="Standard">
      <style:paragraph-properties fo:line-height="100%" fo:text-align="start" style:justify-single-word="false" fo:break-before="page"/>
      <style:text-properties style:font-name="Droid Sans" fo:font-size="9pt" officeooo:rsid="001bb431" officeooo:paragraph-rsid="003affc5" style:font-size-asian="9pt" style:font-size-complex="9pt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Droid Sans" fo:font-size="8pt" officeooo:rsid="001bb431" officeooo:paragraph-rsid="003cb91d" style:font-size-asian="8pt" style:font-size-complex="8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9pt" fo:font-weight="normal" officeooo:rsid="002a661c" officeooo:paragraph-rsid="00381613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Droid Sans" fo:font-size="9pt" fo:font-weight="normal" officeooo:rsid="002a661c" officeooo:paragraph-rsid="003affc5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Droid Sans" fo:font-size="9pt" officeooo:rsid="002a661c" officeooo:paragraph-rsid="00381613" style:font-size-asian="9pt" style:font-size-complex="9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Droid Sans" fo:font-size="8pt" fo:font-weight="normal" officeooo:rsid="003cb91d" officeooo:paragraph-rsid="003cb91d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Droid Sans" fo:font-size="8pt" fo:font-weight="normal" officeooo:rsid="002a661c" officeooo:paragraph-rsid="003cb91d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Droid Sans" fo:font-size="10pt" fo:font-weight="bold" officeooo:rsid="002e483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Droid Sans" fo:font-size="10pt" style:font-size-asian="10pt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Droid Sans" fo:font-size="10pt" officeooo:paragraph-rsid="003f0372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Droid Sans" fo:font-size="10pt" style:font-size-asian="10pt" style:font-size-complex="10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Droid Sans" fo:font-size="8pt" officeooo:paragraph-rsid="002a1432" style:font-size-asian="8pt" style:font-size-complex="8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officeooo:rsid="00300533" officeooo:paragraph-rsid="0030053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10pt" fo:font-weight="bold" officeooo:rsid="002a1432" officeooo:paragraph-rsid="002a143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Droid Sans" fo:font-size="10pt" fo:font-weight="bold" officeooo:rsid="003cb91d" officeooo:paragraph-rsid="003cb91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f84" style:font-weight-asian="normal" style:font-weight-complex="normal"/>
    </style:style>
    <style:style style:name="T3" style:family="text">
      <style:text-properties style:font-name="Arial" fo:font-weight="normal" officeooo:rsid="001bb431" style:font-weight-asian="normal" style:font-weight-complex="normal"/>
    </style:style>
    <style:style style:name="T4" style:family="text">
      <style:text-properties style:font-name="Arial" fo:font-size="10.5pt" fo:font-weight="normal" officeooo:rsid="0020a2d7" style:font-size-asian="10.5pt" style:font-weight-asian="normal" style:font-size-complex="10.5pt" style:font-weight-complex="normal"/>
    </style:style>
    <style:style style:name="T5" style:family="text">
      <style:text-properties officeooo:rsid="002a14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Droid Sans" fo:font-weight="normal" officeooo:rsid="00057f84" style:font-weight-asian="normal" style:font-weight-complex="normal"/>
    </style:style>
    <style:style style:name="T8" style:family="text">
      <style:text-properties style:font-name="Droid Sans" fo:font-weight="normal" officeooo:rsid="002a661c" style:font-weight-asian="normal" style:font-weight-complex="normal"/>
    </style:style>
    <style:style style:name="T9" style:family="text">
      <style:text-properties style:font-name="Droid San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invoice in objects"&gt;</text:placeholder></text:p>
      <text:p text:style-name="P4"><text:span text:style-name="T5">Asiento No. </text:span><text:placeholder text:placeholder-type="text">&lt;invoice.move.period.name&gt;</text:placeholder>-<text:span text:style-name="T5"> </text:span><text:placeholder text:placeholder-type="text">&lt;invoice.move.number&gt;</text:placeholder></text:p>
      <text:p text:style-name="P5">GENERAL</text:p>
      <text:p text:style-name="P3"><text:span text:style-name="T6">Lugar y Fecha:</text:span> <text:span text:style-name="T4"><text:placeholder text:placeholder-type="text">&lt;company.party.addresses[0].city&gt;</text:placeholder></text:span><text:span text:style-name="T4">, </text:span><text:span text:style-name="T2"><text:placeholder text:placeholder-type="text">&lt;invoice.move.date&gt;</text:placeholder></text:span><text:tab/><text:tab/><text:tab/><text:tab/><text:tab/><text:span text:style-name="T9">Referencia</text:span><text:span text:style-name="T7">: </text:span><text:span text:style-name="T3"><text:placeholder text:placeholder-type="text">&lt;invoice.number&gt;</text:placeholder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7">Código</text:p>
          </table:table-cell>
          <table:table-cell table:style-name="Table5.B1" office:value-type="string">
            <text:p text:style-name="P27">Cuenta</text:p>
          </table:table-cell>
          <table:table-cell table:style-name="Table5.B1" office:value-type="string">
            <text:p text:style-name="P28">Doc.</text:p>
          </table:table-cell>
          <table:table-cell table:style-name="Table5.B1" office:value-type="string">
            <text:p text:style-name="P27">No. Doc.</text:p>
          </table:table-cell>
          <table:table-cell table:style-name="Table5.B1" office:value-type="string">
            <text:p text:style-name="P27">Débito</text:p>
          </table:table-cell>
          <table:table-cell table:style-name="Table5.F1" office:value-type="string">
            <text:p text:style-name="P27">Crédito</text:p>
          </table:table-cell>
        </table:table-row>
        <table:table-row>
          <table:table-cell table:style-name="Table5.A2" office:value-type="string">
            <text:p text:style-name="P8"><text:placeholder text:placeholder-type="text">&lt;for each="line in invoice.move.lines"&gt;</text:placeholder>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</table:table-row>
        <table:table-row>
          <table:table-cell table:style-name="Table5.A3" office:value-type="string">
            <text:p text:style-name="P23"><text:placeholder text:placeholder-type="text">&lt;line.account.code&gt;</text:placeholder></text:p>
          </table:table-cell>
          <table:table-cell table:style-name="Table5.A3" office:value-type="string">
            <text:p text:style-name="P23"><text:placeholder text:placeholder-type="text">&lt;line.account.name&gt;</text:placeholder></text:p>
          </table:table-cell>
          <table:table-cell table:style-name="Table5.A3" office:value-type="string">
            <text:p text:style-name="P12"><text:placeholder text:placeholder-type="text">&lt;if test="line.credit == 0"&gt;</text:placeholder></text:p>
            <text:p text:style-name="P16">F.P</text:p>
            <text:p text:style-name="P17"><text:placeholder text:placeholder-type="text">&lt;/if&gt;</text:placeholder></text:p>
            <text:p text:style-name="P12"><text:placeholder text:placeholder-type="text">&lt;if test="line.credit &gt; 0"&gt;</text:placeholder></text:p>
            <text:p text:style-name="P12"><text:placeholder text:placeholder-type="text">&lt;if test="line.description != None"&gt;</text:placeholder></text:p>
            <text:p text:style-name="P16">RETENCIÓN</text:p>
            <text:p text:style-name="P17"><text:placeholder text:placeholder-type="text">&lt;/if&gt;</text:placeholder></text:p>
            <text:p text:style-name="P17"><text:placeholder text:placeholder-type="text">&lt;/if&gt;</text:placeholder></text:p>
            <text:p text:style-name="P12"><text:placeholder text:placeholder-type="text">&lt;if test="line.description  == None"&gt;</text:placeholder></text:p>
            <text:p text:style-name="P16">F.P</text:p>
            <text:p text:style-name="P17"><text:placeholder text:placeholder-type="text">&lt;/if&gt;</text:placeholder></text:p>
          </table:table-cell>
          <table:table-cell table:style-name="Table5.A3" office:value-type="string">
            <text:p text:style-name="P10"><text:placeholder text:placeholder-type="text">&lt;if test="line.credit == 0"&gt;</text:placeholder></text:p>
            <text:p text:style-name="P13"><text:placeholder text:placeholder-type="text">&lt;invoice.reference&gt;</text:placeholder></text:p>
            <text:p text:style-name="P13"><text:placeholder text:placeholder-type="text">&lt;/if&gt;</text:placeholder></text:p>
            <text:p text:style-name="P10"><text:placeholder text:placeholder-type="text">&lt;if test="line.credit &gt; 0"&gt;</text:placeholder></text:p>
            <text:p text:style-name="P11"><text:placeholder text:placeholder-type="text">&lt;if test="line.description != None"&gt;</text:placeholder></text:p>
            <text:p text:style-name="P13"><text:placeholder text:placeholder-type="text">&lt;invoice.ref_withholding&gt;</text:placeholder></text:p>
            <text:p text:style-name="P14"><text:placeholder text:placeholder-type="text">&lt;/if&gt;</text:placeholder></text:p>
            <text:p text:style-name="P13"><text:placeholder text:placeholder-type="text">&lt;/if&gt;</text:placeholder></text:p>
            <text:p text:style-name="P10"><text:placeholder text:placeholder-type="text">&lt;if test="line.description  == None"&gt;</text:placeholder></text:p>
            <text:p text:style-name="P13"><text:placeholder text:placeholder-type="text">&lt;invoice.reference&gt;</text:placeholder></text:p>
            <text:p text:style-name="P15"><text:span text:style-name="T1"><text:placeholder text:placeholder-type="text">&lt;/if&gt;</text:placeholder></text:span></text:p>
          </table:table-cell>
          <table:table-cell table:style-name="Table5.A3" office:value-type="string">
            <text:p text:style-name="P21"><text:placeholder text:placeholder-type="text">&lt;formatLang(line.debit, invoice.party.lang, currency=invoice.currency)&gt;</text:placeholder></text:p>
          </table:table-cell>
          <table:table-cell table:style-name="Table5.A3" office:value-type="string">
            <text:p text:style-name="P21"><text:placeholder text:placeholder-type="text">&lt;formatLang(line.credit, invoice.party.lang, currency=invoice.currency)&gt;</text:placeholder></text:p>
          </table:table-cell>
        </table:table-row>
        <table:table-row>
          <table:table-cell table:style-name="Table5.A2" office:value-type="string">
            <text:p text:style-name="P9"><text:placeholder text:placeholder-type="text">&lt;/for&gt;</text:placeholder>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8"/>
          </table:table-cell>
          <table:table-cell table:style-name="Table5.C5" office:value-type="string">
            <text:p text:style-name="P19">Totales $</text:p>
          </table:table-cell>
          <table:table-cell table:style-name="Table5.D5" office:value-type="string">
            <text:p text:style-name="P22"/>
          </table:table-cell>
          <table:table-cell table:style-name="Table5.D5" office:value-type="string">
            <text:p text:style-name="P21"><text:placeholder text:placeholder-type="text">&lt;formatLang(sum_debit, invoice.party.lang, currency=invoice.currency)&gt;</text:placeholder></text:p>
          </table:table-cell>
          <table:table-cell table:style-name="Table5.F5" office:value-type="string">
            <text:p text:style-name="P21"><text:placeholder text:placeholder-type="text">&lt;formatLang(sum_credit, invoice.party.lang, currency=invoice.currency)&gt;</text:placeholder></text:p>
          </table:table-cell>
        </table:table-row>
      </table:table>
      <text:p text:style-name="P2"/>
      <text:p text:style-name="P1">Nota:</text:p>
      <text:p text:style-name="P1"><text:span text:style-name="T1">Compra No. </text:span><text:span text:style-name="T8"><text:placeholder text:placeholder-type="text">&lt;invoice.reference&gt;</text:placeholder></text:span><text:span text:style-name="T8"> </text:span><text:span text:style-name="T1">de </text:span><text:span text:style-name="T7"><text:placeholder text:placeholder-type="text">&lt;invoice.party.name&gt;</text:placeholder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Elaborado por:</text:p>
          </table:table-cell>
          <table:table-cell table:style-name="Table1.A1" office:value-type="string">
            <text:p text:style-name="P24">Beneficiario</text:p>
          </table:table-cell>
          <table:table-cell table:style-name="Table1.C1" office:value-type="string">
            <text:p text:style-name="P24">Analista Contabl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5-24T18:27:31.876683291</dc:date>
    <meta:editing-duration>PT2H26M21S</meta:editing-duration>
    <meta:editing-cycles>48</meta:editing-cycles>
    <meta:generator>LibreOffice/5.0.2.2$Linux_X86_64 LibreOffice_project/37b43f919e4de5eeaca9b9755ed688758a8251fe</meta:generator>
    <meta:document-statistic meta:table-count="2" meta:image-count="0" meta:object-count="0" meta:page-count="1" meta:paragraph-count="47" meta:word-count="102" meta:character-count="1096" meta:non-whitespace-character-count="1035"/>
  </office:meta>
</office:document-meta>
</file>